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8a1" officeooo:paragraph-rsid="0004e8a1"/>
    </style:style>
    <style:style style:name="P2" style:family="paragraph" style:parent-style-name="Standard">
      <style:text-properties officeooo:rsid="000756e1" officeooo:paragraph-rsid="000756e1"/>
    </style:style>
    <style:style style:name="P3" style:family="paragraph" style:parent-style-name="Standard">
      <style:text-properties officeooo:rsid="00062b85" officeooo:paragraph-rsid="000756e1"/>
    </style:style>
    <style:style style:name="P4" style:family="paragraph" style:parent-style-name="Standard">
      <style:text-properties officeooo:rsid="0000864e" officeooo:paragraph-rsid="000756e1"/>
    </style:style>
    <style:style style:name="P5" style:family="paragraph" style:parent-style-name="Standard">
      <style:text-properties officeooo:rsid="000201e2" officeooo:paragraph-rsid="000756e1"/>
    </style:style>
    <style:style style:name="P6" style:family="paragraph" style:parent-style-name="Standard">
      <style:text-properties officeooo:rsid="000346b3" officeooo:paragraph-rsid="000756e1"/>
    </style:style>
    <style:style style:name="P7" style:family="paragraph" style:parent-style-name="Standard">
      <style:text-properties officeooo:rsid="00044e24" officeooo:paragraph-rsid="000756e1"/>
    </style:style>
    <style:style style:name="P8" style:family="paragraph" style:parent-style-name="Standard">
      <style:text-properties fo:font-weight="bold" officeooo:rsid="0004e8a1" officeooo:paragraph-rsid="0004e8a1" style:font-weight-asian="bold" style:font-weight-complex="bold"/>
    </style:style>
    <style:style style:name="P9" style:family="paragraph" style:parent-style-name="Standard">
      <style:text-properties fo:font-weight="bold" officeooo:rsid="000924df" officeooo:paragraph-rsid="000924df" style:font-weight-asian="bold" style:font-weight-complex="bold"/>
    </style:style>
    <style:style style:name="T1" style:family="text">
      <style:text-properties officeooo:rsid="0006882b"/>
    </style:style>
    <style:style style:name="T2" style:family="text">
      <style:text-properties officeooo:rsid="000756e1"/>
    </style:style>
    <style:style style:name="T3" style:family="text">
      <style:text-properties officeooo:rsid="0000864e"/>
    </style:style>
    <style:style style:name="T4" style:family="text">
      <style:text-properties officeooo:rsid="00092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ame: Parthesh Soni</text:p>
      <text:p text:style-name="P8">Roll No: 16BIT015</text:p>
      <text:p text:style-name="P8"/>
      <text:p text:style-name="P9">Lab-1</text:p>
      <text:p text:style-name="P1"/>
      <text:p text:style-name="P1"/>
      <text:p text:style-name="P1">List of Shell Scripting commands</text:p>
      <text:p text:style-name="P1"/>
      <text:p text:style-name="P1"/>
      <text:p text:style-name="P1">1.<text:tab/>who:<text:tab/>Shows the information regarding current user.</text:p>
      <text:p text:style-name="P1">2.<text:tab/>ls:<text:tab/>Display list of folders and files in the directory.</text:p>
      <text:p text:style-name="P1">3.<text:tab/>ls -a:<text:tab/>Display list of normal as well as hidden files in the current directory.</text:p>
      <text:p text:style-name="P1">4.<text:tab/>ls -l: <text:tab/> Display list of folders and files and permissions involved in the directory.</text:p>
      <text:p text:style-name="P1">5. <text:tab/>pwd: <text:tab/>Display name of present working directory.</text:p>
      <text:p text:style-name="P1">6. <text:tab/>cat: <text:tab/>To make a new text file and enter contents.</text:p>
      <text:p text:style-name="P1">7. <text:tab/>cat s d: Copies content of ‘s’ file into ‘d’ file.</text:p>
      <text:p text:style-name="P1">8. <text:tab/>cd: <text:tab/>Changes directories as needed.</text:p>
      <text:p text:style-name="P1">9. <text:tab/>cd..: <text:tab/>Moves back a directory in lower order.</text:p>
      <text:p text:style-name="P1">10.<text:tab/>mkdir: <text:tab/>Creates a directory with given name.\</text:p>
      <text:p text:style-name="P1">11.<text:tab/>mv s d: moves a file from ‘s’ location to ‘d’ location.</text:p>
      <text:p text:style-name="P1">12.<text:tab/>rm: <text:tab/>deletes a directory and file.</text:p>
      <text:p text:style-name="P1">13.<text:tab/>rm -r:<text:tab/>For repetive deletion.</text:p>
      <text:p text:style-name="P1">14. <text:tab/>cat &gt;&gt;:<text:tab/>Appends the existing file.</text:p>
      <text:p text:style-name="P1">15: <text:tab/>cp: <text:tab/>Copies file from one place to another.</text:p>
      <text:p text:style-name="P1">16.<text:tab/>man: <text:tab/>Provides instruction for a particular command just like help command.</text:p>
      <text:p text:style-name="P1">17. <text:tab/>grep: <text:tab/>Searches and displays a string postition in a file.</text:p>
      <text:p text:style-name="P1">18. <text:tab/>wc: <text:tab/>Displays word count and related information of file.</text:p>
      <text:p text:style-name="P1">19<text:tab/>ln: <text:tab/>Creates link between two files.</text:p>
      <text:p text:style-name="P1">20.<text:tab/>ln -s:<text:tab/>Creates soft link between two files.</text:p>
      <text:p text:style-name="P1">21. <text:tab/><text:span text:style-name="T1">mv: <text:tab/>Moves or deletes a file from one place to another place.</text:span></text:p>
      <text:p text:style-name="P2">22. <text:tab/><text:span text:style-name="T3">Head: <text:tab/></text:span>Prints first 10 lines of the file on terminal display. </text:p>
      <text:p text:style-name="P4">2<text:span text:style-name="T2">3.</text:span>.<text:tab/>Tail:<text:tab/><text:span text:style-name="T2">Prints last 10 lines of the file on terminal display.</text:span></text:p>
      <text:p text:style-name="P4"><text:span text:style-name="T2">24.<text:tab/></text:span> &gt;:<text:tab/><text:span text:style-name="T2">Gives output of a command to other file.</text:span></text:p>
      <text:p text:style-name="P4"><text:span text:style-name="T2">25.<text:tab/></text:span> chmod:<text:span text:style-name="T2">This command followed by 3 numbers changes the permission of the file. (421 default permission numer</text:span></text:p>
      <text:p text:style-name="P5"><text:span text:style-name="T4">26.<text:tab/></text:span>awk '{print$0}' f3.txt:<text:tab/>prints the given coloum of the file.</text:p>
      <text:p text:style-name="P6"><text:span text:style-name="T4">27</text:span>.<text:tab/>awk ‘/0’ f3.txt:<text:tab/>prints the lines containing the given character</text:p>
      <text:p text:style-name="P7">28.<text:tab/>awk '/3/{print$2}' f3.txt:<text:tab/>prints the rows and coloums of the specified criteria</text:p>
      <text:p text:style-name="P7">29.<text:tab/>awk '/a/{++cnt}END{print "cnt=", cnt}' f3.txt:<text:tab/>Displays the count of the given character in the file.</text:p>
      <text:p text:style-name="P3">30.<text:tab/>sh filename.sh:<text:tab/>Executes the shell s<text:span text:style-name="T4">cript f</text:span>il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5:42:51.358268708</meta:creation-date>
    <dc:date>2018-07-25T15:50:34.087653286</dc:date>
    <meta:editing-duration>PT3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330" meta:character-count="1885" meta:non-whitespace-character-count="1560"/>
  </office:meta>
</office:document-meta>
</file>